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7803in" svg:height="8.1043in" svg:x="7.5339in" svg:y="0.335in">
            <draw:object draw:notify-on-update-of-ranges="Sheet1.A1:Sheet1.A1 Sheet1.A2:Sheet1.A46 Sheet1.B1:Sheet1.B1 Sheet1.B2:Sheet1.B46 Sheet1.A1:Sheet1.A1 Sheet1.A2:Sheet1.A46 Sheet1.C1:Sheet1.C1 Sheet1.C2:Sheet1.C46 Sheet1.A1:Sheet1.A1 Sheet1.A2:Sheet1.A46 Sheet1.D1:Sheet1.D1 Sheet1.D2:Sheet1.D46 Sheet1.A1:Sheet1.A1 Sheet1.A2:Sheet1.A46 Sheet1.E1:Sheet1.E1 Sheet1.E2:Sheet1.E46 Sheet1.A1:Sheet1.A1 Sheet1.A2:Sheet1.A46 Sheet1.F1:Sheet1.F1 Sheet1.F2:Sheet1.F46 Sheet1.A1:Sheet1.A1 Sheet1.A2:Sheet1.A46 Sheet1.G1:Sheet1.G1 Sheet1.G2:Sheet1.G46 Sheet1.A2:Sheet1.A46 Sheet1.H1:Sheet1.H1 Sheet1.H2:Sheet1.H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clique</text:p>
          </table:table-cell>
          <table:table-cell office:value-type="string" calcext:value-type="string">
            <text:p>barabasi_albert_n-1</text:p>
          </table:table-cell>
          <table:table-cell office:value-type="string" calcext:value-type="string">
            <text:p>barabasi_albert_.75</text:p>
          </table:table-cell>
          <table:table-cell office:value-type="string" calcext:value-type="string">
            <text:p>barabasi_albert_0.5</text:p>
          </table:table-cell>
          <table:table-cell office:value-type="string" calcext:value-type="string">
            <text:p>barabasi_albert_0.25</text:p>
          </table:table-cell>
          <table:table-cell office:value-type="string" calcext:value-type="string">
            <text:p>barabasi_albert_2 <text:s text:c="129"/></text:p>
          </table:table-cell>
          <table:table-cell office:value-type="string" calcext:value-type="string">
            <text:p>y=5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.133333333333" calcext:value-type="float">
            <text:p>202.133333333333</text:p>
          </table:table-cell>
          <table:table-cell office:value-type="float" office:value="358.233333333333" calcext:value-type="float">
            <text:p>358.233333333333</text:p>
          </table:table-cell>
          <table:table-cell office:value-type="float" office:value="245.1" calcext:value-type="float">
            <text:p>245.1</text:p>
          </table:table-cell>
          <table:table-cell office:value-type="float" office:value="193.316666666667" calcext:value-type="float">
            <text:p>193.316666666667</text:p>
          </table:table-cell>
          <table:table-cell office:value-type="float" office:value="220.716666666667" calcext:value-type="float">
            <text:p>220.716666666667</text:p>
          </table:table-cell>
          <table:table-cell office:value-type="float" office:value="283.2" calcext:value-type="float">
            <text:p>283.2</text:p>
          </table:table-cell>
          <table:table-cell table:formula="of:=[.A2]*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8.933333333333" calcext:value-type="float">
            <text:p>398.933333333333</text:p>
          </table:table-cell>
          <table:table-cell office:value-type="float" office:value="612.533333333333" calcext:value-type="float">
            <text:p>612.533333333333</text:p>
          </table:table-cell>
          <table:table-cell office:value-type="float" office:value="488.266666666667" calcext:value-type="float">
            <text:p>488.266666666667</text:p>
          </table:table-cell>
          <table:table-cell office:value-type="float" office:value="516.966666666667" calcext:value-type="float">
            <text:p>516.966666666667</text:p>
          </table:table-cell>
          <table:table-cell office:value-type="float" office:value="383.683333333333" calcext:value-type="float">
            <text:p>383.683333333333</text:p>
          </table:table-cell>
          <table:table-cell office:value-type="float" office:value="606.433333333333" calcext:value-type="float">
            <text:p>606.433333333333</text:p>
          </table:table-cell>
          <table:table-cell table:formula="of:=[.A3]*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10.183333333333" calcext:value-type="float">
            <text:p>510.183333333333</text:p>
          </table:table-cell>
          <table:table-cell office:value-type="float" office:value="1038.66666666667" calcext:value-type="float">
            <text:p>1038.66666666667</text:p>
          </table:table-cell>
          <table:table-cell office:value-type="float" office:value="812.933333333333" calcext:value-type="float">
            <text:p>812.933333333333</text:p>
          </table:table-cell>
          <table:table-cell office:value-type="float" office:value="627.033333333333" calcext:value-type="float">
            <text:p>627.033333333333</text:p>
          </table:table-cell>
          <table:table-cell office:value-type="float" office:value="597.083333333333" calcext:value-type="float">
            <text:p>597.083333333333</text:p>
          </table:table-cell>
          <table:table-cell office:value-type="float" office:value="1164.48333333333" calcext:value-type="float">
            <text:p>1164.48333333333</text:p>
          </table:table-cell>
          <table:table-cell table:formula="of:=[.A4]*5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5.583333333333" calcext:value-type="float">
            <text:p>815.583333333333</text:p>
          </table:table-cell>
          <table:table-cell office:value-type="float" office:value="1363.86666666667" calcext:value-type="float">
            <text:p>1363.86666666667</text:p>
          </table:table-cell>
          <table:table-cell office:value-type="float" office:value="1015.35" calcext:value-type="float">
            <text:p>1015.35</text:p>
          </table:table-cell>
          <table:table-cell office:value-type="float" office:value="908.516666666667" calcext:value-type="float">
            <text:p>908.516666666667</text:p>
          </table:table-cell>
          <table:table-cell office:value-type="float" office:value="828.366666666667" calcext:value-type="float">
            <text:p>828.366666666667</text:p>
          </table:table-cell>
          <table:table-cell office:value-type="float" office:value="1508.78333333333" calcext:value-type="float">
            <text:p>1508.78333333333</text:p>
          </table:table-cell>
          <table:table-cell table:formula="of:=[.A5]*5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37.16666666667" calcext:value-type="float">
            <text:p>1137.16666666667</text:p>
          </table:table-cell>
          <table:table-cell office:value-type="float" office:value="1858.46666666667" calcext:value-type="float">
            <text:p>1858.46666666667</text:p>
          </table:table-cell>
          <table:table-cell office:value-type="float" office:value="1175.76666666667" calcext:value-type="float">
            <text:p>1175.76666666667</text:p>
          </table:table-cell>
          <table:table-cell office:value-type="float" office:value="976.566666666667" calcext:value-type="float">
            <text:p>976.566666666667</text:p>
          </table:table-cell>
          <table:table-cell office:value-type="float" office:value="963.283333333333" calcext:value-type="float">
            <text:p>963.283333333333</text:p>
          </table:table-cell>
          <table:table-cell office:value-type="float" office:value="1729.11666666667" calcext:value-type="float">
            <text:p>1729.11666666667</text:p>
          </table:table-cell>
          <table:table-cell table:formula="of:=[.A6]*5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21.85" calcext:value-type="float">
            <text:p>1121.85</text:p>
          </table:table-cell>
          <table:table-cell office:value-type="float" office:value="2230.06666666667" calcext:value-type="float">
            <text:p>2230.06666666667</text:p>
          </table:table-cell>
          <table:table-cell office:value-type="float" office:value="1303.41666666667" calcext:value-type="float">
            <text:p>1303.41666666667</text:p>
          </table:table-cell>
          <table:table-cell office:value-type="float" office:value="1163.46666666667" calcext:value-type="float">
            <text:p>1163.46666666667</text:p>
          </table:table-cell>
          <table:table-cell office:value-type="float" office:value="1112.58333333333" calcext:value-type="float">
            <text:p>1112.58333333333</text:p>
          </table:table-cell>
          <table:table-cell office:value-type="float" office:value="1934.91666666667" calcext:value-type="float">
            <text:p>1934.91666666667</text:p>
          </table:table-cell>
          <table:table-cell table:formula="of:=[.A7]*5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44.63333333333" calcext:value-type="float">
            <text:p>1344.63333333333</text:p>
          </table:table-cell>
          <table:table-cell office:value-type="float" office:value="2157.06666666667" calcext:value-type="float">
            <text:p>2157.06666666667</text:p>
          </table:table-cell>
          <table:table-cell office:value-type="float" office:value="1396.11666666667" calcext:value-type="float">
            <text:p>1396.11666666667</text:p>
          </table:table-cell>
          <table:table-cell office:value-type="float" office:value="1858.33333333333" calcext:value-type="float">
            <text:p>1858.33333333333</text:p>
          </table:table-cell>
          <table:table-cell office:value-type="float" office:value="1421.6" calcext:value-type="float">
            <text:p>1421.6</text:p>
          </table:table-cell>
          <table:table-cell office:value-type="float" office:value="2379.26666666667" calcext:value-type="float">
            <text:p>2379.26666666667</text:p>
          </table:table-cell>
          <table:table-cell table:formula="of:=[.A8]*5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47.58333333333" calcext:value-type="float">
            <text:p>1547.58333333333</text:p>
          </table:table-cell>
          <table:table-cell office:value-type="float" office:value="2418.1" calcext:value-type="float">
            <text:p>2418.1</text:p>
          </table:table-cell>
          <table:table-cell office:value-type="float" office:value="1876.78333333333" calcext:value-type="float">
            <text:p>1876.78333333333</text:p>
          </table:table-cell>
          <table:table-cell office:value-type="float" office:value="1842.95" calcext:value-type="float">
            <text:p>1842.95</text:p>
          </table:table-cell>
          <table:table-cell office:value-type="float" office:value="1739.1" calcext:value-type="float">
            <text:p>1739.1</text:p>
          </table:table-cell>
          <table:table-cell office:value-type="float" office:value="3132.85" calcext:value-type="float">
            <text:p>3132.85</text:p>
          </table:table-cell>
          <table:table-cell table:formula="of:=[.A9]*5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15.03333333333" calcext:value-type="float">
            <text:p>1815.03333333333</text:p>
          </table:table-cell>
          <table:table-cell office:value-type="float" office:value="2847.53333333333" calcext:value-type="float">
            <text:p>2847.53333333333</text:p>
          </table:table-cell>
          <table:table-cell office:value-type="float" office:value="1984.05" calcext:value-type="float">
            <text:p>1984.05</text:p>
          </table:table-cell>
          <table:table-cell office:value-type="float" office:value="1988.26666666667" calcext:value-type="float">
            <text:p>1988.26666666667</text:p>
          </table:table-cell>
          <table:table-cell office:value-type="float" office:value="1983.3" calcext:value-type="float">
            <text:p>1983.3</text:p>
          </table:table-cell>
          <table:table-cell office:value-type="float" office:value="2778.23333333333" calcext:value-type="float">
            <text:p>2778.23333333333</text:p>
          </table:table-cell>
          <table:table-cell table:formula="of:=[.A10]*5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04.68333333333" calcext:value-type="float">
            <text:p>2204.68333333333</text:p>
          </table:table-cell>
          <table:table-cell office:value-type="float" office:value="2689.46666666667" calcext:value-type="float">
            <text:p>2689.46666666667</text:p>
          </table:table-cell>
          <table:table-cell office:value-type="float" office:value="2659.55" calcext:value-type="float">
            <text:p>2659.55</text:p>
          </table:table-cell>
          <table:table-cell office:value-type="float" office:value="2399" calcext:value-type="float">
            <text:p>2399</text:p>
          </table:table-cell>
          <table:table-cell office:value-type="float" office:value="2317.01666666667" calcext:value-type="float">
            <text:p>2317.01666666667</text:p>
          </table:table-cell>
          <table:table-cell office:value-type="float" office:value="3467.05" calcext:value-type="float">
            <text:p>3467.05</text:p>
          </table:table-cell>
          <table:table-cell table:formula="of:=[.A11]*5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157.96666666667" calcext:value-type="float">
            <text:p>2157.96666666667</text:p>
          </table:table-cell>
          <table:table-cell office:value-type="float" office:value="3092.26666666667" calcext:value-type="float">
            <text:p>3092.26666666667</text:p>
          </table:table-cell>
          <table:table-cell office:value-type="float" office:value="2476.9" calcext:value-type="float">
            <text:p>2476.9</text:p>
          </table:table-cell>
          <table:table-cell office:value-type="float" office:value="2186" calcext:value-type="float">
            <text:p>2186</text:p>
          </table:table-cell>
          <table:table-cell office:value-type="float" office:value="2587.73333333333" calcext:value-type="float">
            <text:p>2587.73333333333</text:p>
          </table:table-cell>
          <table:table-cell office:value-type="float" office:value="3745.2" calcext:value-type="float">
            <text:p>3745.2</text:p>
          </table:table-cell>
          <table:table-cell table:formula="of:=[.A12]*5"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37.66666666667" calcext:value-type="float">
            <text:p>2437.66666666667</text:p>
          </table:table-cell>
          <table:table-cell office:value-type="float" office:value="3257.56666666667" calcext:value-type="float">
            <text:p>3257.56666666667</text:p>
          </table:table-cell>
          <table:table-cell office:value-type="float" office:value="2860.7" calcext:value-type="float">
            <text:p>2860.7</text:p>
          </table:table-cell>
          <table:table-cell office:value-type="float" office:value="2380.06666666667" calcext:value-type="float">
            <text:p>2380.06666666667</text:p>
          </table:table-cell>
          <table:table-cell office:value-type="float" office:value="2455.28333333333" calcext:value-type="float">
            <text:p>2455.28333333333</text:p>
          </table:table-cell>
          <table:table-cell office:value-type="float" office:value="4068.53333333333" calcext:value-type="float">
            <text:p>4068.53333333333</text:p>
          </table:table-cell>
          <table:table-cell table:formula="of:=[.A13]*5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608.45" calcext:value-type="float">
            <text:p>2608.45</text:p>
          </table:table-cell>
          <table:table-cell office:value-type="float" office:value="4099.73333333333" calcext:value-type="float">
            <text:p>4099.73333333333</text:p>
          </table:table-cell>
          <table:table-cell office:value-type="float" office:value="3407.41666666667" calcext:value-type="float">
            <text:p>3407.41666666667</text:p>
          </table:table-cell>
          <table:table-cell office:value-type="float" office:value="2859.43333333333" calcext:value-type="float">
            <text:p>2859.43333333333</text:p>
          </table:table-cell>
          <table:table-cell office:value-type="float" office:value="2939.63333333333" calcext:value-type="float">
            <text:p>2939.63333333333</text:p>
          </table:table-cell>
          <table:table-cell office:value-type="float" office:value="4167.36666666667" calcext:value-type="float">
            <text:p>4167.36666666667</text:p>
          </table:table-cell>
          <table:table-cell table:formula="of:=[.A14]*5"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26.96666666667" calcext:value-type="float">
            <text:p>2726.96666666667</text:p>
          </table:table-cell>
          <table:table-cell office:value-type="float" office:value="4280.46666666667" calcext:value-type="float">
            <text:p>4280.46666666667</text:p>
          </table:table-cell>
          <table:table-cell office:value-type="float" office:value="3754.75" calcext:value-type="float">
            <text:p>3754.75</text:p>
          </table:table-cell>
          <table:table-cell office:value-type="float" office:value="4057.31666666667" calcext:value-type="float">
            <text:p>4057.31666666667</text:p>
          </table:table-cell>
          <table:table-cell office:value-type="float" office:value="2863.65" calcext:value-type="float">
            <text:p>2863.65</text:p>
          </table:table-cell>
          <table:table-cell office:value-type="float" office:value="3816.28333333333" calcext:value-type="float">
            <text:p>3816.28333333333</text:p>
          </table:table-cell>
          <table:table-cell table:formula="of:=[.A15]*5"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07.78333333333" calcext:value-type="float">
            <text:p>3107.78333333333</text:p>
          </table:table-cell>
          <table:table-cell office:value-type="float" office:value="5006.93333333333" calcext:value-type="float">
            <text:p>5006.93333333333</text:p>
          </table:table-cell>
          <table:table-cell office:value-type="float" office:value="3015.08333333333" calcext:value-type="float">
            <text:p>3015.08333333333</text:p>
          </table:table-cell>
          <table:table-cell office:value-type="float" office:value="3654.25" calcext:value-type="float">
            <text:p>3654.25</text:p>
          </table:table-cell>
          <table:table-cell office:value-type="float" office:value="3012.86666666667" calcext:value-type="float">
            <text:p>3012.86666666667</text:p>
          </table:table-cell>
          <table:table-cell office:value-type="float" office:value="5296.46666666667" calcext:value-type="float">
            <text:p>5296.46666666667</text:p>
          </table:table-cell>
          <table:table-cell table:formula="of:=[.A16]*5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34.55" calcext:value-type="float">
            <text:p>3034.55</text:p>
          </table:table-cell>
          <table:table-cell office:value-type="float" office:value="4261.43333333333" calcext:value-type="float">
            <text:p>4261.43333333333</text:p>
          </table:table-cell>
          <table:table-cell office:value-type="float" office:value="4307.7" calcext:value-type="float">
            <text:p>4307.7</text:p>
          </table:table-cell>
          <table:table-cell office:value-type="float" office:value="3069.4" calcext:value-type="float">
            <text:p>3069.4</text:p>
          </table:table-cell>
          <table:table-cell office:value-type="float" office:value="3358.93333333333" calcext:value-type="float">
            <text:p>3358.93333333333</text:p>
          </table:table-cell>
          <table:table-cell office:value-type="float" office:value="5323.88333333333" calcext:value-type="float">
            <text:p>5323.88333333333</text:p>
          </table:table-cell>
          <table:table-cell table:formula="of:=[.A17]*5"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479.18333333333" calcext:value-type="float">
            <text:p>3479.18333333333</text:p>
          </table:table-cell>
          <table:table-cell office:value-type="float" office:value="5526.63333333333" calcext:value-type="float">
            <text:p>5526.63333333333</text:p>
          </table:table-cell>
          <table:table-cell office:value-type="float" office:value="4310.7" calcext:value-type="float">
            <text:p>4310.7</text:p>
          </table:table-cell>
          <table:table-cell office:value-type="float" office:value="4203.66666666667" calcext:value-type="float">
            <text:p>4203.66666666667</text:p>
          </table:table-cell>
          <table:table-cell office:value-type="float" office:value="3492.48333333333" calcext:value-type="float">
            <text:p>3492.48333333333</text:p>
          </table:table-cell>
          <table:table-cell office:value-type="float" office:value="6364.01666666667" calcext:value-type="float">
            <text:p>6364.01666666667</text:p>
          </table:table-cell>
          <table:table-cell table:formula="of:=[.A18]*5"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162.1" calcext:value-type="float">
            <text:p>3162.1</text:p>
          </table:table-cell>
          <table:table-cell office:value-type="float" office:value="5804.2" calcext:value-type="float">
            <text:p>5804.2</text:p>
          </table:table-cell>
          <table:table-cell office:value-type="float" office:value="4839.53333333333" calcext:value-type="float">
            <text:p>4839.53333333333</text:p>
          </table:table-cell>
          <table:table-cell office:value-type="float" office:value="3781.28333333333" calcext:value-type="float">
            <text:p>3781.28333333333</text:p>
          </table:table-cell>
          <table:table-cell office:value-type="float" office:value="3902.9" calcext:value-type="float">
            <text:p>3902.9</text:p>
          </table:table-cell>
          <table:table-cell office:value-type="float" office:value="5611.15" calcext:value-type="float">
            <text:p>5611.15</text:p>
          </table:table-cell>
          <table:table-cell table:formula="of:=[.A19]*5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664.08333333333" calcext:value-type="float">
            <text:p>3664.08333333333</text:p>
          </table:table-cell>
          <table:table-cell office:value-type="float" office:value="5993.06666666667" calcext:value-type="float">
            <text:p>5993.06666666667</text:p>
          </table:table-cell>
          <table:table-cell office:value-type="float" office:value="4206.9" calcext:value-type="float">
            <text:p>4206.9</text:p>
          </table:table-cell>
          <table:table-cell office:value-type="float" office:value="3774.5" calcext:value-type="float">
            <text:p>3774.5</text:p>
          </table:table-cell>
          <table:table-cell office:value-type="float" office:value="4220.1" calcext:value-type="float">
            <text:p>4220.1</text:p>
          </table:table-cell>
          <table:table-cell office:value-type="float" office:value="7222.36666666667" calcext:value-type="float">
            <text:p>7222.36666666667</text:p>
          </table:table-cell>
          <table:table-cell table:formula="of:=[.A20]*5"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22.81666666667" calcext:value-type="float">
            <text:p>4022.81666666667</text:p>
          </table:table-cell>
          <table:table-cell office:value-type="float" office:value="5898.5" calcext:value-type="float">
            <text:p>5898.5</text:p>
          </table:table-cell>
          <table:table-cell office:value-type="float" office:value="4970.81666666667" calcext:value-type="float">
            <text:p>4970.81666666667</text:p>
          </table:table-cell>
          <table:table-cell office:value-type="float" office:value="4068.05" calcext:value-type="float">
            <text:p>4068.05</text:p>
          </table:table-cell>
          <table:table-cell office:value-type="float" office:value="4252.93333333333" calcext:value-type="float">
            <text:p>4252.93333333333</text:p>
          </table:table-cell>
          <table:table-cell office:value-type="float" office:value="6411.41666666667" calcext:value-type="float">
            <text:p>6411.41666666667</text:p>
          </table:table-cell>
          <table:table-cell table:formula="of:=[.A21]*5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14.91666666667" calcext:value-type="float">
            <text:p>4014.91666666667</text:p>
          </table:table-cell>
          <table:table-cell office:value-type="float" office:value="6215.56666666667" calcext:value-type="float">
            <text:p>6215.56666666667</text:p>
          </table:table-cell>
          <table:table-cell office:value-type="float" office:value="5351.96666666667" calcext:value-type="float">
            <text:p>5351.96666666667</text:p>
          </table:table-cell>
          <table:table-cell office:value-type="float" office:value="4357.95" calcext:value-type="float">
            <text:p>4357.95</text:p>
          </table:table-cell>
          <table:table-cell office:value-type="float" office:value="4110.91666666667" calcext:value-type="float">
            <text:p>4110.91666666667</text:p>
          </table:table-cell>
          <table:table-cell office:value-type="float" office:value="6018.61666666667" calcext:value-type="float">
            <text:p>6018.61666666667</text:p>
          </table:table-cell>
          <table:table-cell table:formula="of:=[.A22]*5"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990.68333333333" calcext:value-type="float">
            <text:p>4990.68333333333</text:p>
          </table:table-cell>
          <table:table-cell office:value-type="float" office:value="6287.16666666667" calcext:value-type="float">
            <text:p>6287.16666666667</text:p>
          </table:table-cell>
          <table:table-cell office:value-type="float" office:value="4475.73333333333" calcext:value-type="float">
            <text:p>4475.73333333333</text:p>
          </table:table-cell>
          <table:table-cell office:value-type="float" office:value="4694.38333333333" calcext:value-type="float">
            <text:p>4694.38333333333</text:p>
          </table:table-cell>
          <table:table-cell office:value-type="float" office:value="4629.96666666667" calcext:value-type="float">
            <text:p>4629.96666666667</text:p>
          </table:table-cell>
          <table:table-cell office:value-type="float" office:value="8483.78333333333" calcext:value-type="float">
            <text:p>8483.78333333333</text:p>
          </table:table-cell>
          <table:table-cell table:formula="of:=[.A23]*5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710.2" calcext:value-type="float">
            <text:p>4710.2</text:p>
          </table:table-cell>
          <table:table-cell office:value-type="float" office:value="7120.6" calcext:value-type="float">
            <text:p>7120.6</text:p>
          </table:table-cell>
          <table:table-cell office:value-type="float" office:value="6042.08333333333" calcext:value-type="float">
            <text:p>6042.08333333333</text:p>
          </table:table-cell>
          <table:table-cell office:value-type="float" office:value="4815.13333333333" calcext:value-type="float">
            <text:p>4815.13333333333</text:p>
          </table:table-cell>
          <table:table-cell office:value-type="float" office:value="4620.4" calcext:value-type="float">
            <text:p>4620.4</text:p>
          </table:table-cell>
          <table:table-cell office:value-type="float" office:value="8522.18333333333" calcext:value-type="float">
            <text:p>8522.18333333333</text:p>
          </table:table-cell>
          <table:table-cell table:formula="of:=[.A24]*5" office:value-type="float" office:value="11500" calcext:value-type="float">
            <text:p>115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106.15" calcext:value-type="float">
            <text:p>5106.15</text:p>
          </table:table-cell>
          <table:table-cell office:value-type="float" office:value="7098.63333333333" calcext:value-type="float">
            <text:p>7098.63333333333</text:p>
          </table:table-cell>
          <table:table-cell office:value-type="float" office:value="6445.63333333333" calcext:value-type="float">
            <text:p>6445.63333333333</text:p>
          </table:table-cell>
          <table:table-cell office:value-type="float" office:value="5078.83333333333" calcext:value-type="float">
            <text:p>5078.83333333333</text:p>
          </table:table-cell>
          <table:table-cell office:value-type="float" office:value="4837.15" calcext:value-type="float">
            <text:p>4837.15</text:p>
          </table:table-cell>
          <table:table-cell office:value-type="float" office:value="7980.08333333333" calcext:value-type="float">
            <text:p>7980.08333333333</text:p>
          </table:table-cell>
          <table:table-cell table:formula="of:=[.A25]*5"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737.4" calcext:value-type="float">
            <text:p>5737.4</text:p>
          </table:table-cell>
          <table:table-cell office:value-type="float" office:value="7747.8" calcext:value-type="float">
            <text:p>7747.8</text:p>
          </table:table-cell>
          <table:table-cell office:value-type="float" office:value="6141.61666666667" calcext:value-type="float">
            <text:p>6141.61666666667</text:p>
          </table:table-cell>
          <table:table-cell office:value-type="float" office:value="5126.23333333333" calcext:value-type="float">
            <text:p>5126.23333333333</text:p>
          </table:table-cell>
          <table:table-cell office:value-type="float" office:value="5356.75" calcext:value-type="float">
            <text:p>5356.75</text:p>
          </table:table-cell>
          <table:table-cell office:value-type="float" office:value="8664.23333333333" calcext:value-type="float">
            <text:p>8664.23333333333</text:p>
          </table:table-cell>
          <table:table-cell table:formula="of:=[.A26]*5"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978.66666666667" calcext:value-type="float">
            <text:p>4978.66666666667</text:p>
          </table:table-cell>
          <table:table-cell office:value-type="float" office:value="6356.5" calcext:value-type="float">
            <text:p>6356.5</text:p>
          </table:table-cell>
          <table:table-cell office:value-type="float" office:value="7420.63333333333" calcext:value-type="float">
            <text:p>7420.63333333333</text:p>
          </table:table-cell>
          <table:table-cell office:value-type="float" office:value="6172.85" calcext:value-type="float">
            <text:p>6172.85</text:p>
          </table:table-cell>
          <table:table-cell office:value-type="float" office:value="4469.73333333333" calcext:value-type="float">
            <text:p>4469.73333333333</text:p>
          </table:table-cell>
          <table:table-cell office:value-type="float" office:value="8687.36666666667" calcext:value-type="float">
            <text:p>8687.36666666667</text:p>
          </table:table-cell>
          <table:table-cell table:formula="of:=[.A27]*5"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286.53333333333" calcext:value-type="float">
            <text:p>5286.53333333333</text:p>
          </table:table-cell>
          <table:table-cell office:value-type="float" office:value="8816.03333333333" calcext:value-type="float">
            <text:p>8816.03333333333</text:p>
          </table:table-cell>
          <table:table-cell office:value-type="float" office:value="6357.05" calcext:value-type="float">
            <text:p>6357.05</text:p>
          </table:table-cell>
          <table:table-cell office:value-type="float" office:value="6190.5" calcext:value-type="float">
            <text:p>6190.5</text:p>
          </table:table-cell>
          <table:table-cell office:value-type="float" office:value="5551.66666666667" calcext:value-type="float">
            <text:p>5551.66666666667</text:p>
          </table:table-cell>
          <table:table-cell office:value-type="float" office:value="8783.63333333333" calcext:value-type="float">
            <text:p>8783.63333333333</text:p>
          </table:table-cell>
          <table:table-cell table:formula="of:=[.A28]*5"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106.93333333333" calcext:value-type="float">
            <text:p>5106.93333333333</text:p>
          </table:table-cell>
          <table:table-cell office:value-type="float" office:value="8088.46666666667" calcext:value-type="float">
            <text:p>8088.46666666667</text:p>
          </table:table-cell>
          <table:table-cell office:value-type="float" office:value="7106.81666666667" calcext:value-type="float">
            <text:p>7106.81666666667</text:p>
          </table:table-cell>
          <table:table-cell office:value-type="float" office:value="5944.13333333333" calcext:value-type="float">
            <text:p>5944.13333333333</text:p>
          </table:table-cell>
          <table:table-cell office:value-type="float" office:value="6329.65" calcext:value-type="float">
            <text:p>6329.65</text:p>
          </table:table-cell>
          <table:table-cell office:value-type="float" office:value="9775.36666666667" calcext:value-type="float">
            <text:p>9775.36666666667</text:p>
          </table:table-cell>
          <table:table-cell table:formula="of:=[.A29]*5"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216.3" calcext:value-type="float">
            <text:p>6216.3</text:p>
          </table:table-cell>
          <table:table-cell office:value-type="float" office:value="8759.63333333333" calcext:value-type="float">
            <text:p>8759.63333333333</text:p>
          </table:table-cell>
          <table:table-cell office:value-type="float" office:value="7344.05" calcext:value-type="float">
            <text:p>7344.05</text:p>
          </table:table-cell>
          <table:table-cell office:value-type="float" office:value="7691.13333333333" calcext:value-type="float">
            <text:p>7691.13333333333</text:p>
          </table:table-cell>
          <table:table-cell office:value-type="float" office:value="6524.06666666667" calcext:value-type="float">
            <text:p>6524.06666666667</text:p>
          </table:table-cell>
          <table:table-cell office:value-type="float" office:value="9018.35" calcext:value-type="float">
            <text:p>9018.35</text:p>
          </table:table-cell>
          <table:table-cell table:formula="of:=[.A30]*5"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809.95" calcext:value-type="float">
            <text:p>5809.95</text:p>
          </table:table-cell>
          <table:table-cell office:value-type="float" office:value="9739.6" calcext:value-type="float">
            <text:p>9739.6</text:p>
          </table:table-cell>
          <table:table-cell office:value-type="float" office:value="8017.73333333333" calcext:value-type="float">
            <text:p>8017.73333333333</text:p>
          </table:table-cell>
          <table:table-cell office:value-type="float" office:value="6583.55" calcext:value-type="float">
            <text:p>6583.55</text:p>
          </table:table-cell>
          <table:table-cell office:value-type="float" office:value="7646.75" calcext:value-type="float">
            <text:p>7646.75</text:p>
          </table:table-cell>
          <table:table-cell office:value-type="float" office:value="10781.8166666667" calcext:value-type="float">
            <text:p>10781.8166666667</text:p>
          </table:table-cell>
          <table:table-cell table:formula="of:=[.A31]*5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37.28333333333" calcext:value-type="float">
            <text:p>6037.28333333333</text:p>
          </table:table-cell>
          <table:table-cell office:value-type="float" office:value="9316.36666666667" calcext:value-type="float">
            <text:p>9316.36666666667</text:p>
          </table:table-cell>
          <table:table-cell office:value-type="float" office:value="7862.68333333333" calcext:value-type="float">
            <text:p>7862.68333333333</text:p>
          </table:table-cell>
          <table:table-cell office:value-type="float" office:value="6024.95" calcext:value-type="float">
            <text:p>6024.95</text:p>
          </table:table-cell>
          <table:table-cell office:value-type="float" office:value="6757.16666666667" calcext:value-type="float">
            <text:p>6757.16666666667</text:p>
          </table:table-cell>
          <table:table-cell office:value-type="float" office:value="9210.16666666667" calcext:value-type="float">
            <text:p>9210.16666666667</text:p>
          </table:table-cell>
          <table:table-cell table:formula="of:=[.A32]*5"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229.26666666667" calcext:value-type="float">
            <text:p>6229.26666666667</text:p>
          </table:table-cell>
          <table:table-cell office:value-type="float" office:value="9726.86666666667" calcext:value-type="float">
            <text:p>9726.86666666667</text:p>
          </table:table-cell>
          <table:table-cell office:value-type="float" office:value="6867.26666666667" calcext:value-type="float">
            <text:p>6867.26666666667</text:p>
          </table:table-cell>
          <table:table-cell office:value-type="float" office:value="6369.03333333333" calcext:value-type="float">
            <text:p>6369.03333333333</text:p>
          </table:table-cell>
          <table:table-cell office:value-type="float" office:value="6567.91666666667" calcext:value-type="float">
            <text:p>6567.91666666667</text:p>
          </table:table-cell>
          <table:table-cell office:value-type="float" office:value="9377.1" calcext:value-type="float">
            <text:p>9377.1</text:p>
          </table:table-cell>
          <table:table-cell table:formula="of:=[.A33]*5"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785.25" calcext:value-type="float">
            <text:p>5785.25</text:p>
          </table:table-cell>
          <table:table-cell office:value-type="float" office:value="10481.1666666667" calcext:value-type="float">
            <text:p>10481.1666666667</text:p>
          </table:table-cell>
          <table:table-cell office:value-type="float" office:value="8746.68333333333" calcext:value-type="float">
            <text:p>8746.68333333333</text:p>
          </table:table-cell>
          <table:table-cell office:value-type="float" office:value="7122.56666666667" calcext:value-type="float">
            <text:p>7122.56666666667</text:p>
          </table:table-cell>
          <table:table-cell office:value-type="float" office:value="6212.16666666667" calcext:value-type="float">
            <text:p>6212.16666666667</text:p>
          </table:table-cell>
          <table:table-cell office:value-type="float" office:value="10003" calcext:value-type="float">
            <text:p>10003</text:p>
          </table:table-cell>
          <table:table-cell table:formula="of:=[.A34]*5"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7090.66666666667" calcext:value-type="float">
            <text:p>7090.66666666667</text:p>
          </table:table-cell>
          <table:table-cell office:value-type="float" office:value="11756.3" calcext:value-type="float">
            <text:p>11756.3</text:p>
          </table:table-cell>
          <table:table-cell office:value-type="float" office:value="8148.85" calcext:value-type="float">
            <text:p>8148.85</text:p>
          </table:table-cell>
          <table:table-cell office:value-type="float" office:value="7468.76666666667" calcext:value-type="float">
            <text:p>7468.76666666667</text:p>
          </table:table-cell>
          <table:table-cell office:value-type="float" office:value="7765.05" calcext:value-type="float">
            <text:p>7765.05</text:p>
          </table:table-cell>
          <table:table-cell office:value-type="float" office:value="10381.1833333333" calcext:value-type="float">
            <text:p>10381.1833333333</text:p>
          </table:table-cell>
          <table:table-cell table:formula="of:=[.A35]*5"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636.16666666667" calcext:value-type="float">
            <text:p>7636.16666666667</text:p>
          </table:table-cell>
          <table:table-cell office:value-type="float" office:value="10883.1" calcext:value-type="float">
            <text:p>10883.1</text:p>
          </table:table-cell>
          <table:table-cell office:value-type="float" office:value="9517.26666666667" calcext:value-type="float">
            <text:p>9517.26666666667</text:p>
          </table:table-cell>
          <table:table-cell office:value-type="float" office:value="7479.18333333333" calcext:value-type="float">
            <text:p>7479.18333333333</text:p>
          </table:table-cell>
          <table:table-cell office:value-type="float" office:value="7626.7" calcext:value-type="float">
            <text:p>7626.7</text:p>
          </table:table-cell>
          <table:table-cell office:value-type="float" office:value="12959.0166666667" calcext:value-type="float">
            <text:p>12959.0166666667</text:p>
          </table:table-cell>
          <table:table-cell table:formula="of:=[.A36]*5" office:value-type="float" office:value="17500" calcext:value-type="float">
            <text:p>175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814.86666666667" calcext:value-type="float">
            <text:p>7814.86666666667</text:p>
          </table:table-cell>
          <table:table-cell office:value-type="float" office:value="9034.86666666667" calcext:value-type="float">
            <text:p>9034.86666666667</text:p>
          </table:table-cell>
          <table:table-cell office:value-type="float" office:value="9525.08333333334" calcext:value-type="float">
            <text:p>9525.08333333334</text:p>
          </table:table-cell>
          <table:table-cell office:value-type="float" office:value="8674.86666666667" calcext:value-type="float">
            <text:p>8674.86666666667</text:p>
          </table:table-cell>
          <table:table-cell office:value-type="float" office:value="7748.26666666667" calcext:value-type="float">
            <text:p>7748.26666666667</text:p>
          </table:table-cell>
          <table:table-cell office:value-type="float" office:value="12599.55" calcext:value-type="float">
            <text:p>12599.55</text:p>
          </table:table-cell>
          <table:table-cell table:formula="of:=[.A37]*5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924.95" calcext:value-type="float">
            <text:p>7924.95</text:p>
          </table:table-cell>
          <table:table-cell office:value-type="float" office:value="11479.8" calcext:value-type="float">
            <text:p>11479.8</text:p>
          </table:table-cell>
          <table:table-cell office:value-type="float" office:value="9016.13333333333" calcext:value-type="float">
            <text:p>9016.13333333333</text:p>
          </table:table-cell>
          <table:table-cell office:value-type="float" office:value="8477.25" calcext:value-type="float">
            <text:p>8477.25</text:p>
          </table:table-cell>
          <table:table-cell office:value-type="float" office:value="7719.58333333333" calcext:value-type="float">
            <text:p>7719.58333333333</text:p>
          </table:table-cell>
          <table:table-cell office:value-type="float" office:value="10838.85" calcext:value-type="float">
            <text:p>10838.85</text:p>
          </table:table-cell>
          <table:table-cell table:formula="of:=[.A38]*5" office:value-type="float" office:value="18500" calcext:value-type="float">
            <text:p>1850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520.23333333333" calcext:value-type="float">
            <text:p>7520.23333333333</text:p>
          </table:table-cell>
          <table:table-cell office:value-type="float" office:value="11772.2" calcext:value-type="float">
            <text:p>11772.2</text:p>
          </table:table-cell>
          <table:table-cell office:value-type="float" office:value="8928.56666666667" calcext:value-type="float">
            <text:p>8928.56666666667</text:p>
          </table:table-cell>
          <table:table-cell office:value-type="float" office:value="7753.08333333333" calcext:value-type="float">
            <text:p>7753.08333333333</text:p>
          </table:table-cell>
          <table:table-cell office:value-type="float" office:value="7676" calcext:value-type="float">
            <text:p>7676</text:p>
          </table:table-cell>
          <table:table-cell office:value-type="float" office:value="12103.45" calcext:value-type="float">
            <text:p>12103.45</text:p>
          </table:table-cell>
          <table:table-cell table:formula="of:=[.A39]*5"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797.18333333333" calcext:value-type="float">
            <text:p>7797.18333333333</text:p>
          </table:table-cell>
          <table:table-cell office:value-type="float" office:value="10238.3333333333" calcext:value-type="float">
            <text:p>10238.3333333333</text:p>
          </table:table-cell>
          <table:table-cell office:value-type="float" office:value="9582.58333333333" calcext:value-type="float">
            <text:p>9582.58333333333</text:p>
          </table:table-cell>
          <table:table-cell office:value-type="float" office:value="8720.06666666667" calcext:value-type="float">
            <text:p>8720.06666666667</text:p>
          </table:table-cell>
          <table:table-cell office:value-type="float" office:value="7755.9" calcext:value-type="float">
            <text:p>7755.9</text:p>
          </table:table-cell>
          <table:table-cell office:value-type="float" office:value="12514.5" calcext:value-type="float">
            <text:p>12514.5</text:p>
          </table:table-cell>
          <table:table-cell table:formula="of:=[.A40]*5" office:value-type="float" office:value="19500" calcext:value-type="float">
            <text:p>195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947.5" calcext:value-type="float">
            <text:p>7947.5</text:p>
          </table:table-cell>
          <table:table-cell office:value-type="float" office:value="11043.6666666667" calcext:value-type="float">
            <text:p>11043.6666666667</text:p>
          </table:table-cell>
          <table:table-cell office:value-type="float" office:value="10011.35" calcext:value-type="float">
            <text:p>10011.35</text:p>
          </table:table-cell>
          <table:table-cell office:value-type="float" office:value="7915.71666666667" calcext:value-type="float">
            <text:p>7915.71666666667</text:p>
          </table:table-cell>
          <table:table-cell office:value-type="float" office:value="9348.21666666667" calcext:value-type="float">
            <text:p>9348.21666666667</text:p>
          </table:table-cell>
          <table:table-cell office:value-type="float" office:value="13409.15" calcext:value-type="float">
            <text:p>13409.15</text:p>
          </table:table-cell>
          <table:table-cell table:formula="of:=[.A41]*5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7194.68333333333" calcext:value-type="float">
            <text:p>7194.68333333333</text:p>
          </table:table-cell>
          <table:table-cell office:value-type="float" office:value="10950.6666666667" calcext:value-type="float">
            <text:p>10950.6666666667</text:p>
          </table:table-cell>
          <table:table-cell office:value-type="float" office:value="9589" calcext:value-type="float">
            <text:p>9589</text:p>
          </table:table-cell>
          <table:table-cell office:value-type="float" office:value="9554.63333333333" calcext:value-type="float">
            <text:p>9554.63333333333</text:p>
          </table:table-cell>
          <table:table-cell office:value-type="float" office:value="8222.18333333333" calcext:value-type="float">
            <text:p>8222.18333333333</text:p>
          </table:table-cell>
          <table:table-cell office:value-type="float" office:value="9899.31666666667" calcext:value-type="float">
            <text:p>9899.31666666667</text:p>
          </table:table-cell>
          <table:table-cell table:formula="of:=[.A42]*5" office:value-type="float" office:value="20500" calcext:value-type="float">
            <text:p>2050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584.73333333333" calcext:value-type="float">
            <text:p>8584.73333333333</text:p>
          </table:table-cell>
          <table:table-cell office:value-type="float" office:value="12009.2" calcext:value-type="float">
            <text:p>12009.2</text:p>
          </table:table-cell>
          <table:table-cell office:value-type="float" office:value="8494.45" calcext:value-type="float">
            <text:p>8494.45</text:p>
          </table:table-cell>
          <table:table-cell office:value-type="float" office:value="9247.13333333333" calcext:value-type="float">
            <text:p>9247.13333333333</text:p>
          </table:table-cell>
          <table:table-cell office:value-type="float" office:value="8939.61666666667" calcext:value-type="float">
            <text:p>8939.61666666667</text:p>
          </table:table-cell>
          <table:table-cell office:value-type="float" office:value="13666.6833333333" calcext:value-type="float">
            <text:p>13666.6833333333</text:p>
          </table:table-cell>
          <table:table-cell table:formula="of:=[.A43]*5"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543.05" calcext:value-type="float">
            <text:p>8543.05</text:p>
          </table:table-cell>
          <table:table-cell office:value-type="float" office:value="13628.4666666667" calcext:value-type="float">
            <text:p>13628.4666666667</text:p>
          </table:table-cell>
          <table:table-cell office:value-type="float" office:value="10606.4333333333" calcext:value-type="float">
            <text:p>10606.4333333333</text:p>
          </table:table-cell>
          <table:table-cell office:value-type="float" office:value="9687.76666666667" calcext:value-type="float">
            <text:p>9687.76666666667</text:p>
          </table:table-cell>
          <table:table-cell office:value-type="float" office:value="10198.3666666667" calcext:value-type="float">
            <text:p>10198.3666666667</text:p>
          </table:table-cell>
          <table:table-cell office:value-type="float" office:value="15543.1333333333" calcext:value-type="float">
            <text:p>15543.1333333333</text:p>
          </table:table-cell>
          <table:table-cell table:formula="of:=[.A44]*5" office:value-type="float" office:value="21500" calcext:value-type="float">
            <text:p>2150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393.6" calcext:value-type="float">
            <text:p>8393.6</text:p>
          </table:table-cell>
          <table:table-cell office:value-type="float" office:value="11118.7666666667" calcext:value-type="float">
            <text:p>11118.7666666667</text:p>
          </table:table-cell>
          <table:table-cell office:value-type="float" office:value="11599.6166666667" calcext:value-type="float">
            <text:p>11599.6166666667</text:p>
          </table:table-cell>
          <table:table-cell office:value-type="float" office:value="9315.61666666667" calcext:value-type="float">
            <text:p>9315.61666666667</text:p>
          </table:table-cell>
          <table:table-cell office:value-type="float" office:value="8816.28333333333" calcext:value-type="float">
            <text:p>8816.28333333333</text:p>
          </table:table-cell>
          <table:table-cell office:value-type="float" office:value="14414.8666666667" calcext:value-type="float">
            <text:p>14414.8666666667</text:p>
          </table:table-cell>
          <table:table-cell table:formula="of:=[.A45]*5"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102.6166666667" calcext:value-type="float">
            <text:p>10102.6166666667</text:p>
          </table:table-cell>
          <table:table-cell office:value-type="float" office:value="12987.8666666667" calcext:value-type="float">
            <text:p>12987.8666666667</text:p>
          </table:table-cell>
          <table:table-cell office:value-type="float" office:value="9419.21666666667" calcext:value-type="float">
            <text:p>9419.21666666667</text:p>
          </table:table-cell>
          <table:table-cell office:value-type="float" office:value="10010.7166666667" calcext:value-type="float">
            <text:p>10010.7166666667</text:p>
          </table:table-cell>
          <table:table-cell office:value-type="float" office:value="8875.63333333333" calcext:value-type="float">
            <text:p>8875.63333333333</text:p>
          </table:table-cell>
          <table:table-cell office:value-type="float" office:value="15430.6833333333" calcext:value-type="float">
            <text:p>15430.6833333333</text:p>
          </table:table-cell>
          <table:table-cell table:formula="of:=[.A46]*5" office:value-type="float" office:value="22500" calcext:value-type="float">
            <text:p>22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10T15:14:12.225825971</meta:creation-date>
    <dc:date>2021-02-10T15:30:12.893949310</dc:date>
    <meta:editing-duration>PT16M</meta:editing-duration>
    <meta:editing-cycles>3</meta:editing-cycles>
    <meta:generator>LibreOffice/6.4.1.2$Linux_X86_64 LibreOffice_project/40$Build-2</meta:generator>
    <meta:document-statistic meta:table-count="1" meta:cell-count="36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463cm" svg:height="20.586cm" xlink:href=".." xlink:type="simple" chart:class="chart:scatter" chart:style-name="ch1">
        <chart:legend chart:legend-position="end" svg:x="21.435cm" svg:y="8.301cm" style:legend-expansion="high" chart:style-name="ch2"/>
        <chart:plot-area chart:style-name="ch3" table:cell-range-address="Sheet1.A1:Sheet1.H46" chart:data-source-has-labels="row" svg:x="1.66cm" svg:y="0.411cm" svg:width="19.126cm" svg:height="18.783cm">
          <chartooo:coordinate-region svg:x="2.837cm" svg:y="0.61cm" svg:width="17.577cm" svg:height="17.937cm"/>
          <chart:axis chart:dimension="x" chart:name="primary-x" chart:style-name="ch4">
            <chart:title svg:x="10.478cm" svg:y="19.605cm" chart:style-name="ch5">
              <text:p># vertices</text:p>
            </chart:title>
          </chart:axis>
          <chart:axis chart:dimension="y" chart:name="primary-y" chart:style-name="ch4">
            <chart:title svg:x="0.451cm" svg:y="10.164cm" chart:style-name="ch6">
              <text:p>time</text:p>
            </chart:title>
            <chart:grid chart:style-name="ch7" chart:class="major"/>
          </chart:axis>
          <chart:series chart:style-name="ch8" chart:values-cell-range-address="Sheet1.B2:Sheet1.B46" chart:label-cell-address="Sheet1.B1:Sheet1.B1" chart:class="chart:scatter">
            <chart:domain table:cell-range-address="Sheet1.A2:Sheet1.A46"/>
            <chart:data-point chart:repeated="45"/>
          </chart:series>
          <chart:series chart:style-name="ch9" chart:values-cell-range-address="Sheet1.C2:Sheet1.C46" chart:label-cell-address="Sheet1.C1:Sheet1.C1" chart:class="chart:scatter">
            <chart:data-point chart:repeated="45"/>
          </chart:series>
          <chart:series chart:style-name="ch10" chart:values-cell-range-address="Sheet1.D2:Sheet1.D46" chart:label-cell-address="Sheet1.D1:Sheet1.D1" chart:class="chart:scatter">
            <chart:data-point chart:repeated="45"/>
          </chart:series>
          <chart:series chart:style-name="ch11" chart:values-cell-range-address="Sheet1.E2:Sheet1.E46" chart:label-cell-address="Sheet1.E1:Sheet1.E1" chart:class="chart:scatter">
            <chart:data-point chart:repeated="45"/>
          </chart:series>
          <chart:series chart:style-name="ch12" chart:values-cell-range-address="Sheet1.F2:Sheet1.F46" chart:label-cell-address="Sheet1.F1:Sheet1.F1" chart:class="chart:scatter">
            <chart:data-point chart:repeated="45"/>
          </chart:series>
          <chart:series chart:style-name="ch13" chart:values-cell-range-address="Sheet1.G2:Sheet1.G46" chart:label-cell-address="Sheet1.G1:Sheet1.G1" chart:class="chart:scatter">
            <chart:data-point chart:repeated="45"/>
          </chart:series>
          <chart:series chart:style-name="ch14" chart:values-cell-range-address="Sheet1.H2:Sheet1.H46" chart:label-cell-address="Sheet1.H1:Sheet1.H1" chart:class="chart:scatter">
            <chart:data-point chart:repeated="4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clique</text:p>
                <draw:g>
                  <svg:desc>Sheet1.B1:Sheet1.B1</svg:desc>
                </draw:g>
              </table:table-cell>
              <table:table-cell office:value-type="string">
                <text:p>barabasi_albert_n-1</text:p>
                <draw:g>
                  <svg:desc>Sheet1.C1:Sheet1.C1</svg:desc>
                </draw:g>
              </table:table-cell>
              <table:table-cell office:value-type="string">
                <text:p>barabasi_albert_.75</text:p>
                <draw:g>
                  <svg:desc>Sheet1.D1:Sheet1.D1</svg:desc>
                </draw:g>
              </table:table-cell>
              <table:table-cell office:value-type="string">
                <text:p>barabasi_albert_0.5</text:p>
                <draw:g>
                  <svg:desc>Sheet1.E1:Sheet1.E1</svg:desc>
                </draw:g>
              </table:table-cell>
              <table:table-cell office:value-type="string">
                <text:p>barabasi_albert_0.25</text:p>
                <draw:g>
                  <svg:desc>Sheet1.F1:Sheet1.F1</svg:desc>
                </draw:g>
              </table:table-cell>
              <table:table-cell office:value-type="string">
                <text:p>barabasi_albert_2                                                                                                                                  </text:p>
                <draw:g>
                  <svg:desc>Sheet1.G1:Sheet1.G1</svg:desc>
                </draw:g>
              </table:table-cell>
              <table:table-cell office:value-type="string">
                <text:p>y=5x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46</svg:desc>
                </draw:g>
              </table:table-cell>
              <table:table-cell office:value-type="float" office:value="202.133333333333">
                <text:p>202.133333333333</text:p>
                <draw:g>
                  <svg:desc>Sheet1.B2:Sheet1.B46</svg:desc>
                </draw:g>
              </table:table-cell>
              <table:table-cell office:value-type="float" office:value="358.233333333333">
                <text:p>358.233333333333</text:p>
                <draw:g>
                  <svg:desc>Sheet1.C2:Sheet1.C46</svg:desc>
                </draw:g>
              </table:table-cell>
              <table:table-cell office:value-type="float" office:value="245.1">
                <text:p>245.1</text:p>
                <draw:g>
                  <svg:desc>Sheet1.D2:Sheet1.D46</svg:desc>
                </draw:g>
              </table:table-cell>
              <table:table-cell office:value-type="float" office:value="193.316666666667">
                <text:p>193.316666666667</text:p>
                <draw:g>
                  <svg:desc>Sheet1.E2:Sheet1.E46</svg:desc>
                </draw:g>
              </table:table-cell>
              <table:table-cell office:value-type="float" office:value="220.716666666667">
                <text:p>220.716666666667</text:p>
                <draw:g>
                  <svg:desc>Sheet1.F2:Sheet1.F46</svg:desc>
                </draw:g>
              </table:table-cell>
              <table:table-cell office:value-type="float" office:value="283.2">
                <text:p>283.2</text:p>
                <draw:g>
                  <svg:desc>Sheet1.G2:Sheet1.G46</svg:desc>
                </draw:g>
              </table:table-cell>
              <table:table-cell office:value-type="float" office:value="500">
                <text:p>500</text:p>
                <draw:g>
                  <svg:desc>Sheet1.H2:Sheet1.H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98.933333333333">
                <text:p>398.933333333333</text:p>
              </table:table-cell>
              <table:table-cell office:value-type="float" office:value="612.533333333333">
                <text:p>612.533333333333</text:p>
              </table:table-cell>
              <table:table-cell office:value-type="float" office:value="488.266666666667">
                <text:p>488.266666666667</text:p>
              </table:table-cell>
              <table:table-cell office:value-type="float" office:value="516.966666666667">
                <text:p>516.966666666667</text:p>
              </table:table-cell>
              <table:table-cell office:value-type="float" office:value="383.683333333333">
                <text:p>383.683333333333</text:p>
              </table:table-cell>
              <table:table-cell office:value-type="float" office:value="606.433333333333">
                <text:p>606.4333333333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10.183333333333">
                <text:p>510.183333333333</text:p>
              </table:table-cell>
              <table:table-cell office:value-type="float" office:value="1038.66666666667">
                <text:p>1038.66666666667</text:p>
              </table:table-cell>
              <table:table-cell office:value-type="float" office:value="812.933333333333">
                <text:p>812.933333333333</text:p>
              </table:table-cell>
              <table:table-cell office:value-type="float" office:value="627.033333333333">
                <text:p>627.033333333333</text:p>
              </table:table-cell>
              <table:table-cell office:value-type="float" office:value="597.083333333333">
                <text:p>597.083333333333</text:p>
              </table:table-cell>
              <table:table-cell office:value-type="float" office:value="1164.48333333333">
                <text:p>1164.483333333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15.583333333333">
                <text:p>815.583333333333</text:p>
              </table:table-cell>
              <table:table-cell office:value-type="float" office:value="1363.86666666667">
                <text:p>1363.86666666667</text:p>
              </table:table-cell>
              <table:table-cell office:value-type="float" office:value="1015.35">
                <text:p>1015.35</text:p>
              </table:table-cell>
              <table:table-cell office:value-type="float" office:value="908.516666666667">
                <text:p>908.516666666667</text:p>
              </table:table-cell>
              <table:table-cell office:value-type="float" office:value="828.366666666667">
                <text:p>828.366666666667</text:p>
              </table:table-cell>
              <table:table-cell office:value-type="float" office:value="1508.78333333333">
                <text:p>1508.7833333333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137.16666666667">
                <text:p>1137.16666666667</text:p>
              </table:table-cell>
              <table:table-cell office:value-type="float" office:value="1858.46666666667">
                <text:p>1858.46666666667</text:p>
              </table:table-cell>
              <table:table-cell office:value-type="float" office:value="1175.76666666667">
                <text:p>1175.76666666667</text:p>
              </table:table-cell>
              <table:table-cell office:value-type="float" office:value="976.566666666667">
                <text:p>976.566666666667</text:p>
              </table:table-cell>
              <table:table-cell office:value-type="float" office:value="963.283333333333">
                <text:p>963.283333333333</text:p>
              </table:table-cell>
              <table:table-cell office:value-type="float" office:value="1729.11666666667">
                <text:p>1729.11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121.85">
                <text:p>1121.85</text:p>
              </table:table-cell>
              <table:table-cell office:value-type="float" office:value="2230.06666666667">
                <text:p>2230.06666666667</text:p>
              </table:table-cell>
              <table:table-cell office:value-type="float" office:value="1303.41666666667">
                <text:p>1303.41666666667</text:p>
              </table:table-cell>
              <table:table-cell office:value-type="float" office:value="1163.46666666667">
                <text:p>1163.46666666667</text:p>
              </table:table-cell>
              <table:table-cell office:value-type="float" office:value="1112.58333333333">
                <text:p>1112.58333333333</text:p>
              </table:table-cell>
              <table:table-cell office:value-type="float" office:value="1934.91666666667">
                <text:p>1934.9166666666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344.63333333333">
                <text:p>1344.63333333333</text:p>
              </table:table-cell>
              <table:table-cell office:value-type="float" office:value="2157.06666666667">
                <text:p>2157.06666666667</text:p>
              </table:table-cell>
              <table:table-cell office:value-type="float" office:value="1396.11666666667">
                <text:p>1396.11666666667</text:p>
              </table:table-cell>
              <table:table-cell office:value-type="float" office:value="1858.33333333333">
                <text:p>1858.33333333333</text:p>
              </table:table-cell>
              <table:table-cell office:value-type="float" office:value="1421.6">
                <text:p>1421.6</text:p>
              </table:table-cell>
              <table:table-cell office:value-type="float" office:value="2379.26666666667">
                <text:p>2379.2666666666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547.58333333333">
                <text:p>1547.58333333333</text:p>
              </table:table-cell>
              <table:table-cell office:value-type="float" office:value="2418.1">
                <text:p>2418.1</text:p>
              </table:table-cell>
              <table:table-cell office:value-type="float" office:value="1876.78333333333">
                <text:p>1876.78333333333</text:p>
              </table:table-cell>
              <table:table-cell office:value-type="float" office:value="1842.95">
                <text:p>1842.95</text:p>
              </table:table-cell>
              <table:table-cell office:value-type="float" office:value="1739.1">
                <text:p>1739.1</text:p>
              </table:table-cell>
              <table:table-cell office:value-type="float" office:value="3132.85">
                <text:p>3132.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815.03333333333">
                <text:p>1815.03333333333</text:p>
              </table:table-cell>
              <table:table-cell office:value-type="float" office:value="2847.53333333333">
                <text:p>2847.53333333333</text:p>
              </table:table-cell>
              <table:table-cell office:value-type="float" office:value="1984.05">
                <text:p>1984.05</text:p>
              </table:table-cell>
              <table:table-cell office:value-type="float" office:value="1988.26666666667">
                <text:p>1988.26666666667</text:p>
              </table:table-cell>
              <table:table-cell office:value-type="float" office:value="1983.3">
                <text:p>1983.3</text:p>
              </table:table-cell>
              <table:table-cell office:value-type="float" office:value="2778.23333333333">
                <text:p>2778.2333333333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204.68333333333">
                <text:p>2204.68333333333</text:p>
              </table:table-cell>
              <table:table-cell office:value-type="float" office:value="2689.46666666667">
                <text:p>2689.46666666667</text:p>
              </table:table-cell>
              <table:table-cell office:value-type="float" office:value="2659.55">
                <text:p>2659.55</text:p>
              </table:table-cell>
              <table:table-cell office:value-type="float" office:value="2399">
                <text:p>2399</text:p>
              </table:table-cell>
              <table:table-cell office:value-type="float" office:value="2317.01666666667">
                <text:p>2317.01666666667</text:p>
              </table:table-cell>
              <table:table-cell office:value-type="float" office:value="3467.05">
                <text:p>3467.0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157.96666666667">
                <text:p>2157.96666666667</text:p>
              </table:table-cell>
              <table:table-cell office:value-type="float" office:value="3092.26666666667">
                <text:p>3092.26666666667</text:p>
              </table:table-cell>
              <table:table-cell office:value-type="float" office:value="2476.9">
                <text:p>2476.9</text:p>
              </table:table-cell>
              <table:table-cell office:value-type="float" office:value="2186">
                <text:p>2186</text:p>
              </table:table-cell>
              <table:table-cell office:value-type="float" office:value="2587.73333333333">
                <text:p>2587.73333333333</text:p>
              </table:table-cell>
              <table:table-cell office:value-type="float" office:value="3745.2">
                <text:p>3745.2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437.66666666667">
                <text:p>2437.66666666667</text:p>
              </table:table-cell>
              <table:table-cell office:value-type="float" office:value="3257.56666666667">
                <text:p>3257.56666666667</text:p>
              </table:table-cell>
              <table:table-cell office:value-type="float" office:value="2860.7">
                <text:p>2860.7</text:p>
              </table:table-cell>
              <table:table-cell office:value-type="float" office:value="2380.06666666667">
                <text:p>2380.06666666667</text:p>
              </table:table-cell>
              <table:table-cell office:value-type="float" office:value="2455.28333333333">
                <text:p>2455.28333333333</text:p>
              </table:table-cell>
              <table:table-cell office:value-type="float" office:value="4068.53333333333">
                <text:p>4068.5333333333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2608.45">
                <text:p>2608.45</text:p>
              </table:table-cell>
              <table:table-cell office:value-type="float" office:value="4099.73333333333">
                <text:p>4099.73333333333</text:p>
              </table:table-cell>
              <table:table-cell office:value-type="float" office:value="3407.41666666667">
                <text:p>3407.41666666667</text:p>
              </table:table-cell>
              <table:table-cell office:value-type="float" office:value="2859.43333333333">
                <text:p>2859.43333333333</text:p>
              </table:table-cell>
              <table:table-cell office:value-type="float" office:value="2939.63333333333">
                <text:p>2939.63333333333</text:p>
              </table:table-cell>
              <table:table-cell office:value-type="float" office:value="4167.36666666667">
                <text:p>4167.36666666667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726.96666666667">
                <text:p>2726.96666666667</text:p>
              </table:table-cell>
              <table:table-cell office:value-type="float" office:value="4280.46666666667">
                <text:p>4280.46666666667</text:p>
              </table:table-cell>
              <table:table-cell office:value-type="float" office:value="3754.75">
                <text:p>3754.75</text:p>
              </table:table-cell>
              <table:table-cell office:value-type="float" office:value="4057.31666666667">
                <text:p>4057.31666666667</text:p>
              </table:table-cell>
              <table:table-cell office:value-type="float" office:value="2863.65">
                <text:p>2863.65</text:p>
              </table:table-cell>
              <table:table-cell office:value-type="float" office:value="3816.28333333333">
                <text:p>3816.28333333333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3107.78333333333">
                <text:p>3107.78333333333</text:p>
              </table:table-cell>
              <table:table-cell office:value-type="float" office:value="5006.93333333333">
                <text:p>5006.93333333333</text:p>
              </table:table-cell>
              <table:table-cell office:value-type="float" office:value="3015.08333333333">
                <text:p>3015.08333333333</text:p>
              </table:table-cell>
              <table:table-cell office:value-type="float" office:value="3654.25">
                <text:p>3654.25</text:p>
              </table:table-cell>
              <table:table-cell office:value-type="float" office:value="3012.86666666667">
                <text:p>3012.86666666667</text:p>
              </table:table-cell>
              <table:table-cell office:value-type="float" office:value="5296.46666666667">
                <text:p>5296.4666666666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3034.55">
                <text:p>3034.55</text:p>
              </table:table-cell>
              <table:table-cell office:value-type="float" office:value="4261.43333333333">
                <text:p>4261.43333333333</text:p>
              </table:table-cell>
              <table:table-cell office:value-type="float" office:value="4307.7">
                <text:p>4307.7</text:p>
              </table:table-cell>
              <table:table-cell office:value-type="float" office:value="3069.4">
                <text:p>3069.4</text:p>
              </table:table-cell>
              <table:table-cell office:value-type="float" office:value="3358.93333333333">
                <text:p>3358.93333333333</text:p>
              </table:table-cell>
              <table:table-cell office:value-type="float" office:value="5323.88333333333">
                <text:p>5323.88333333333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3479.18333333333">
                <text:p>3479.18333333333</text:p>
              </table:table-cell>
              <table:table-cell office:value-type="float" office:value="5526.63333333333">
                <text:p>5526.63333333333</text:p>
              </table:table-cell>
              <table:table-cell office:value-type="float" office:value="4310.7">
                <text:p>4310.7</text:p>
              </table:table-cell>
              <table:table-cell office:value-type="float" office:value="4203.66666666667">
                <text:p>4203.66666666667</text:p>
              </table:table-cell>
              <table:table-cell office:value-type="float" office:value="3492.48333333333">
                <text:p>3492.48333333333</text:p>
              </table:table-cell>
              <table:table-cell office:value-type="float" office:value="6364.01666666667">
                <text:p>6364.01666666667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3162.1">
                <text:p>3162.1</text:p>
              </table:table-cell>
              <table:table-cell office:value-type="float" office:value="5804.2">
                <text:p>5804.2</text:p>
              </table:table-cell>
              <table:table-cell office:value-type="float" office:value="4839.53333333333">
                <text:p>4839.53333333333</text:p>
              </table:table-cell>
              <table:table-cell office:value-type="float" office:value="3781.28333333333">
                <text:p>3781.28333333333</text:p>
              </table:table-cell>
              <table:table-cell office:value-type="float" office:value="3902.9">
                <text:p>3902.9</text:p>
              </table:table-cell>
              <table:table-cell office:value-type="float" office:value="5611.15">
                <text:p>5611.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3664.08333333333">
                <text:p>3664.08333333333</text:p>
              </table:table-cell>
              <table:table-cell office:value-type="float" office:value="5993.06666666667">
                <text:p>5993.06666666667</text:p>
              </table:table-cell>
              <table:table-cell office:value-type="float" office:value="4206.9">
                <text:p>4206.9</text:p>
              </table:table-cell>
              <table:table-cell office:value-type="float" office:value="3774.5">
                <text:p>3774.5</text:p>
              </table:table-cell>
              <table:table-cell office:value-type="float" office:value="4220.1">
                <text:p>4220.1</text:p>
              </table:table-cell>
              <table:table-cell office:value-type="float" office:value="7222.36666666667">
                <text:p>7222.36666666667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4022.81666666667">
                <text:p>4022.81666666667</text:p>
              </table:table-cell>
              <table:table-cell office:value-type="float" office:value="5898.5">
                <text:p>5898.5</text:p>
              </table:table-cell>
              <table:table-cell office:value-type="float" office:value="4970.81666666667">
                <text:p>4970.81666666667</text:p>
              </table:table-cell>
              <table:table-cell office:value-type="float" office:value="4068.05">
                <text:p>4068.05</text:p>
              </table:table-cell>
              <table:table-cell office:value-type="float" office:value="4252.93333333333">
                <text:p>4252.93333333333</text:p>
              </table:table-cell>
              <table:table-cell office:value-type="float" office:value="6411.41666666667">
                <text:p>6411.41666666667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4014.91666666667">
                <text:p>4014.91666666667</text:p>
              </table:table-cell>
              <table:table-cell office:value-type="float" office:value="6215.56666666667">
                <text:p>6215.56666666667</text:p>
              </table:table-cell>
              <table:table-cell office:value-type="float" office:value="5351.96666666667">
                <text:p>5351.96666666667</text:p>
              </table:table-cell>
              <table:table-cell office:value-type="float" office:value="4357.95">
                <text:p>4357.95</text:p>
              </table:table-cell>
              <table:table-cell office:value-type="float" office:value="4110.91666666667">
                <text:p>4110.91666666667</text:p>
              </table:table-cell>
              <table:table-cell office:value-type="float" office:value="6018.61666666667">
                <text:p>6018.61666666667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4990.68333333333">
                <text:p>4990.68333333333</text:p>
              </table:table-cell>
              <table:table-cell office:value-type="float" office:value="6287.16666666667">
                <text:p>6287.16666666667</text:p>
              </table:table-cell>
              <table:table-cell office:value-type="float" office:value="4475.73333333333">
                <text:p>4475.73333333333</text:p>
              </table:table-cell>
              <table:table-cell office:value-type="float" office:value="4694.38333333333">
                <text:p>4694.38333333333</text:p>
              </table:table-cell>
              <table:table-cell office:value-type="float" office:value="4629.96666666667">
                <text:p>4629.96666666667</text:p>
              </table:table-cell>
              <table:table-cell office:value-type="float" office:value="8483.78333333333">
                <text:p>8483.78333333333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4710.2">
                <text:p>4710.2</text:p>
              </table:table-cell>
              <table:table-cell office:value-type="float" office:value="7120.6">
                <text:p>7120.6</text:p>
              </table:table-cell>
              <table:table-cell office:value-type="float" office:value="6042.08333333333">
                <text:p>6042.08333333333</text:p>
              </table:table-cell>
              <table:table-cell office:value-type="float" office:value="4815.13333333333">
                <text:p>4815.13333333333</text:p>
              </table:table-cell>
              <table:table-cell office:value-type="float" office:value="4620.4">
                <text:p>4620.4</text:p>
              </table:table-cell>
              <table:table-cell office:value-type="float" office:value="8522.18333333333">
                <text:p>8522.18333333333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5106.15">
                <text:p>5106.15</text:p>
              </table:table-cell>
              <table:table-cell office:value-type="float" office:value="7098.63333333333">
                <text:p>7098.63333333333</text:p>
              </table:table-cell>
              <table:table-cell office:value-type="float" office:value="6445.63333333333">
                <text:p>6445.63333333333</text:p>
              </table:table-cell>
              <table:table-cell office:value-type="float" office:value="5078.83333333333">
                <text:p>5078.83333333333</text:p>
              </table:table-cell>
              <table:table-cell office:value-type="float" office:value="4837.15">
                <text:p>4837.15</text:p>
              </table:table-cell>
              <table:table-cell office:value-type="float" office:value="7980.08333333333">
                <text:p>7980.08333333333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5737.4">
                <text:p>5737.4</text:p>
              </table:table-cell>
              <table:table-cell office:value-type="float" office:value="7747.8">
                <text:p>7747.8</text:p>
              </table:table-cell>
              <table:table-cell office:value-type="float" office:value="6141.61666666667">
                <text:p>6141.61666666667</text:p>
              </table:table-cell>
              <table:table-cell office:value-type="float" office:value="5126.23333333333">
                <text:p>5126.23333333333</text:p>
              </table:table-cell>
              <table:table-cell office:value-type="float" office:value="5356.75">
                <text:p>5356.75</text:p>
              </table:table-cell>
              <table:table-cell office:value-type="float" office:value="8664.23333333333">
                <text:p>8664.23333333333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4978.66666666667">
                <text:p>4978.66666666667</text:p>
              </table:table-cell>
              <table:table-cell office:value-type="float" office:value="6356.5">
                <text:p>6356.5</text:p>
              </table:table-cell>
              <table:table-cell office:value-type="float" office:value="7420.63333333333">
                <text:p>7420.63333333333</text:p>
              </table:table-cell>
              <table:table-cell office:value-type="float" office:value="6172.85">
                <text:p>6172.85</text:p>
              </table:table-cell>
              <table:table-cell office:value-type="float" office:value="4469.73333333333">
                <text:p>4469.73333333333</text:p>
              </table:table-cell>
              <table:table-cell office:value-type="float" office:value="8687.36666666667">
                <text:p>8687.36666666667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5286.53333333333">
                <text:p>5286.53333333333</text:p>
              </table:table-cell>
              <table:table-cell office:value-type="float" office:value="8816.03333333333">
                <text:p>8816.03333333333</text:p>
              </table:table-cell>
              <table:table-cell office:value-type="float" office:value="6357.05">
                <text:p>6357.05</text:p>
              </table:table-cell>
              <table:table-cell office:value-type="float" office:value="6190.5">
                <text:p>6190.5</text:p>
              </table:table-cell>
              <table:table-cell office:value-type="float" office:value="5551.66666666667">
                <text:p>5551.66666666667</text:p>
              </table:table-cell>
              <table:table-cell office:value-type="float" office:value="8783.63333333333">
                <text:p>8783.63333333333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5106.93333333333">
                <text:p>5106.93333333333</text:p>
              </table:table-cell>
              <table:table-cell office:value-type="float" office:value="8088.46666666667">
                <text:p>8088.46666666667</text:p>
              </table:table-cell>
              <table:table-cell office:value-type="float" office:value="7106.81666666667">
                <text:p>7106.81666666667</text:p>
              </table:table-cell>
              <table:table-cell office:value-type="float" office:value="5944.13333333333">
                <text:p>5944.13333333333</text:p>
              </table:table-cell>
              <table:table-cell office:value-type="float" office:value="6329.65">
                <text:p>6329.65</text:p>
              </table:table-cell>
              <table:table-cell office:value-type="float" office:value="9775.36666666667">
                <text:p>9775.36666666667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6216.3">
                <text:p>6216.3</text:p>
              </table:table-cell>
              <table:table-cell office:value-type="float" office:value="8759.63333333333">
                <text:p>8759.63333333333</text:p>
              </table:table-cell>
              <table:table-cell office:value-type="float" office:value="7344.05">
                <text:p>7344.05</text:p>
              </table:table-cell>
              <table:table-cell office:value-type="float" office:value="7691.13333333333">
                <text:p>7691.13333333333</text:p>
              </table:table-cell>
              <table:table-cell office:value-type="float" office:value="6524.06666666667">
                <text:p>6524.06666666667</text:p>
              </table:table-cell>
              <table:table-cell office:value-type="float" office:value="9018.35">
                <text:p>9018.35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809.95">
                <text:p>5809.95</text:p>
              </table:table-cell>
              <table:table-cell office:value-type="float" office:value="9739.6">
                <text:p>9739.6</text:p>
              </table:table-cell>
              <table:table-cell office:value-type="float" office:value="8017.73333333333">
                <text:p>8017.73333333333</text:p>
              </table:table-cell>
              <table:table-cell office:value-type="float" office:value="6583.55">
                <text:p>6583.55</text:p>
              </table:table-cell>
              <table:table-cell office:value-type="float" office:value="7646.75">
                <text:p>7646.75</text:p>
              </table:table-cell>
              <table:table-cell office:value-type="float" office:value="10781.8166666667">
                <text:p>10781.8166666667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6037.28333333333">
                <text:p>6037.28333333333</text:p>
              </table:table-cell>
              <table:table-cell office:value-type="float" office:value="9316.36666666667">
                <text:p>9316.36666666667</text:p>
              </table:table-cell>
              <table:table-cell office:value-type="float" office:value="7862.68333333333">
                <text:p>7862.68333333333</text:p>
              </table:table-cell>
              <table:table-cell office:value-type="float" office:value="6024.95">
                <text:p>6024.95</text:p>
              </table:table-cell>
              <table:table-cell office:value-type="float" office:value="6757.16666666667">
                <text:p>6757.16666666667</text:p>
              </table:table-cell>
              <table:table-cell office:value-type="float" office:value="9210.16666666667">
                <text:p>9210.16666666667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6229.26666666667">
                <text:p>6229.26666666667</text:p>
              </table:table-cell>
              <table:table-cell office:value-type="float" office:value="9726.86666666667">
                <text:p>9726.86666666667</text:p>
              </table:table-cell>
              <table:table-cell office:value-type="float" office:value="6867.26666666667">
                <text:p>6867.26666666667</text:p>
              </table:table-cell>
              <table:table-cell office:value-type="float" office:value="6369.03333333333">
                <text:p>6369.03333333333</text:p>
              </table:table-cell>
              <table:table-cell office:value-type="float" office:value="6567.91666666667">
                <text:p>6567.91666666667</text:p>
              </table:table-cell>
              <table:table-cell office:value-type="float" office:value="9377.1">
                <text:p>9377.1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785.25">
                <text:p>5785.25</text:p>
              </table:table-cell>
              <table:table-cell office:value-type="float" office:value="10481.1666666667">
                <text:p>10481.1666666667</text:p>
              </table:table-cell>
              <table:table-cell office:value-type="float" office:value="8746.68333333333">
                <text:p>8746.68333333333</text:p>
              </table:table-cell>
              <table:table-cell office:value-type="float" office:value="7122.56666666667">
                <text:p>7122.56666666667</text:p>
              </table:table-cell>
              <table:table-cell office:value-type="float" office:value="6212.16666666667">
                <text:p>6212.16666666667</text:p>
              </table:table-cell>
              <table:table-cell office:value-type="float" office:value="10003">
                <text:p>10003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7090.66666666667">
                <text:p>7090.66666666667</text:p>
              </table:table-cell>
              <table:table-cell office:value-type="float" office:value="11756.3">
                <text:p>11756.3</text:p>
              </table:table-cell>
              <table:table-cell office:value-type="float" office:value="8148.85">
                <text:p>8148.85</text:p>
              </table:table-cell>
              <table:table-cell office:value-type="float" office:value="7468.76666666667">
                <text:p>7468.76666666667</text:p>
              </table:table-cell>
              <table:table-cell office:value-type="float" office:value="7765.05">
                <text:p>7765.05</text:p>
              </table:table-cell>
              <table:table-cell office:value-type="float" office:value="10381.1833333333">
                <text:p>10381.1833333333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636.16666666667">
                <text:p>7636.16666666667</text:p>
              </table:table-cell>
              <table:table-cell office:value-type="float" office:value="10883.1">
                <text:p>10883.1</text:p>
              </table:table-cell>
              <table:table-cell office:value-type="float" office:value="9517.26666666667">
                <text:p>9517.26666666667</text:p>
              </table:table-cell>
              <table:table-cell office:value-type="float" office:value="7479.18333333333">
                <text:p>7479.18333333333</text:p>
              </table:table-cell>
              <table:table-cell office:value-type="float" office:value="7626.7">
                <text:p>7626.7</text:p>
              </table:table-cell>
              <table:table-cell office:value-type="float" office:value="12959.0166666667">
                <text:p>12959.0166666667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7814.86666666667">
                <text:p>7814.86666666667</text:p>
              </table:table-cell>
              <table:table-cell office:value-type="float" office:value="9034.86666666667">
                <text:p>9034.86666666667</text:p>
              </table:table-cell>
              <table:table-cell office:value-type="float" office:value="9525.08333333334">
                <text:p>9525.08333333334</text:p>
              </table:table-cell>
              <table:table-cell office:value-type="float" office:value="8674.86666666667">
                <text:p>8674.86666666667</text:p>
              </table:table-cell>
              <table:table-cell office:value-type="float" office:value="7748.26666666667">
                <text:p>7748.26666666667</text:p>
              </table:table-cell>
              <table:table-cell office:value-type="float" office:value="12599.55">
                <text:p>12599.55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7924.95">
                <text:p>7924.95</text:p>
              </table:table-cell>
              <table:table-cell office:value-type="float" office:value="11479.8">
                <text:p>11479.8</text:p>
              </table:table-cell>
              <table:table-cell office:value-type="float" office:value="9016.13333333333">
                <text:p>9016.13333333333</text:p>
              </table:table-cell>
              <table:table-cell office:value-type="float" office:value="8477.25">
                <text:p>8477.25</text:p>
              </table:table-cell>
              <table:table-cell office:value-type="float" office:value="7719.58333333333">
                <text:p>7719.58333333333</text:p>
              </table:table-cell>
              <table:table-cell office:value-type="float" office:value="10838.85">
                <text:p>10838.8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520.23333333333">
                <text:p>7520.23333333333</text:p>
              </table:table-cell>
              <table:table-cell office:value-type="float" office:value="11772.2">
                <text:p>11772.2</text:p>
              </table:table-cell>
              <table:table-cell office:value-type="float" office:value="8928.56666666667">
                <text:p>8928.56666666667</text:p>
              </table:table-cell>
              <table:table-cell office:value-type="float" office:value="7753.08333333333">
                <text:p>7753.08333333333</text:p>
              </table:table-cell>
              <table:table-cell office:value-type="float" office:value="7676">
                <text:p>7676</text:p>
              </table:table-cell>
              <table:table-cell office:value-type="float" office:value="12103.45">
                <text:p>12103.4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797.18333333333">
                <text:p>7797.18333333333</text:p>
              </table:table-cell>
              <table:table-cell office:value-type="float" office:value="10238.3333333333">
                <text:p>10238.3333333333</text:p>
              </table:table-cell>
              <table:table-cell office:value-type="float" office:value="9582.58333333333">
                <text:p>9582.58333333333</text:p>
              </table:table-cell>
              <table:table-cell office:value-type="float" office:value="8720.06666666667">
                <text:p>8720.06666666667</text:p>
              </table:table-cell>
              <table:table-cell office:value-type="float" office:value="7755.9">
                <text:p>7755.9</text:p>
              </table:table-cell>
              <table:table-cell office:value-type="float" office:value="12514.5">
                <text:p>12514.5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7947.5">
                <text:p>7947.5</text:p>
              </table:table-cell>
              <table:table-cell office:value-type="float" office:value="11043.6666666667">
                <text:p>11043.6666666667</text:p>
              </table:table-cell>
              <table:table-cell office:value-type="float" office:value="10011.35">
                <text:p>10011.35</text:p>
              </table:table-cell>
              <table:table-cell office:value-type="float" office:value="7915.71666666667">
                <text:p>7915.71666666667</text:p>
              </table:table-cell>
              <table:table-cell office:value-type="float" office:value="9348.21666666667">
                <text:p>9348.21666666667</text:p>
              </table:table-cell>
              <table:table-cell office:value-type="float" office:value="13409.15">
                <text:p>13409.15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7194.68333333333">
                <text:p>7194.68333333333</text:p>
              </table:table-cell>
              <table:table-cell office:value-type="float" office:value="10950.6666666667">
                <text:p>10950.6666666667</text:p>
              </table:table-cell>
              <table:table-cell office:value-type="float" office:value="9589">
                <text:p>9589</text:p>
              </table:table-cell>
              <table:table-cell office:value-type="float" office:value="9554.63333333333">
                <text:p>9554.63333333333</text:p>
              </table:table-cell>
              <table:table-cell office:value-type="float" office:value="8222.18333333333">
                <text:p>8222.18333333333</text:p>
              </table:table-cell>
              <table:table-cell office:value-type="float" office:value="9899.31666666667">
                <text:p>9899.31666666667</text:p>
              </table:table-cell>
              <table:table-cell office:value-type="float" office:value="20500">
                <text:p>20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584.73333333333">
                <text:p>8584.73333333333</text:p>
              </table:table-cell>
              <table:table-cell office:value-type="float" office:value="12009.2">
                <text:p>12009.2</text:p>
              </table:table-cell>
              <table:table-cell office:value-type="float" office:value="8494.45">
                <text:p>8494.45</text:p>
              </table:table-cell>
              <table:table-cell office:value-type="float" office:value="9247.13333333333">
                <text:p>9247.13333333333</text:p>
              </table:table-cell>
              <table:table-cell office:value-type="float" office:value="8939.61666666667">
                <text:p>8939.61666666667</text:p>
              </table:table-cell>
              <table:table-cell office:value-type="float" office:value="13666.6833333333">
                <text:p>13666.6833333333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8543.05">
                <text:p>8543.05</text:p>
              </table:table-cell>
              <table:table-cell office:value-type="float" office:value="13628.4666666667">
                <text:p>13628.4666666667</text:p>
              </table:table-cell>
              <table:table-cell office:value-type="float" office:value="10606.4333333333">
                <text:p>10606.4333333333</text:p>
              </table:table-cell>
              <table:table-cell office:value-type="float" office:value="9687.76666666667">
                <text:p>9687.76666666667</text:p>
              </table:table-cell>
              <table:table-cell office:value-type="float" office:value="10198.3666666667">
                <text:p>10198.3666666667</text:p>
              </table:table-cell>
              <table:table-cell office:value-type="float" office:value="15543.1333333333">
                <text:p>15543.1333333333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8393.6">
                <text:p>8393.6</text:p>
              </table:table-cell>
              <table:table-cell office:value-type="float" office:value="11118.7666666667">
                <text:p>11118.7666666667</text:p>
              </table:table-cell>
              <table:table-cell office:value-type="float" office:value="11599.6166666667">
                <text:p>11599.6166666667</text:p>
              </table:table-cell>
              <table:table-cell office:value-type="float" office:value="9315.61666666667">
                <text:p>9315.61666666667</text:p>
              </table:table-cell>
              <table:table-cell office:value-type="float" office:value="8816.28333333333">
                <text:p>8816.28333333333</text:p>
              </table:table-cell>
              <table:table-cell office:value-type="float" office:value="14414.8666666667">
                <text:p>14414.8666666667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02.6166666667">
                <text:p>10102.6166666667</text:p>
              </table:table-cell>
              <table:table-cell office:value-type="float" office:value="12987.8666666667">
                <text:p>12987.8666666667</text:p>
              </table:table-cell>
              <table:table-cell office:value-type="float" office:value="9419.21666666667">
                <text:p>9419.21666666667</text:p>
              </table:table-cell>
              <table:table-cell office:value-type="float" office:value="10010.7166666667">
                <text:p>10010.7166666667</text:p>
              </table:table-cell>
              <table:table-cell office:value-type="float" office:value="8875.63333333333">
                <text:p>8875.63333333333</text:p>
              </table:table-cell>
              <table:table-cell office:value-type="float" office:value="15430.6833333333">
                <text:p>15430.6833333333</text:p>
              </table:table-cell>
              <table:table-cell office:value-type="float" office:value="22500">
                <text:p>22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